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ellipse draw:style-name="gr1" draw:text-style-name="P2" draw:id="id1" draw:layer="layout" svg:width="3.81cm" svg:height="1.905cm" svg:x="1cm" svg:y="1cm">
          <text:p text:style-name="P1">EgoClient</text:p>
        </draw:ellipse>
        <draw:ellipse draw:style-name="gr1" draw:text-style-name="P2" draw:id="id2" draw:layer="layout" svg:width="3.81cm" svg:height="1.905cm" svg:x="7.35cm" svg:y="5.445cm">
          <text:p text:style-name="P1">ClientFrame</text:p>
        </draw:ellipse>
        <draw:connector draw:style-name="gr2" draw:text-style-name="P2" draw:layer="layout" draw:type="curve" svg:x1="4.81cm" svg:y1="1.952cm" svg:x2="7.35cm" svg:y2="6.397cm" draw:start-shape="id1" draw:end-shape="id2" draw:end-glue-point="3">
          <text:p/>
        </draw:connector>
        <draw:ellipse draw:style-name="gr1" draw:text-style-name="P2" draw:id="id3" draw:layer="layout" svg:width="3.81cm" svg:height="1.905cm" svg:x="7.35cm" svg:y="1.2cm">
          <text:p text:style-name="P1">Study</text:p>
        </draw:ellipse>
        <draw:connector draw:style-name="gr2" draw:text-style-name="P2" draw:layer="layout" draw:type="curve" svg:x1="4.81cm" svg:y1="1.952cm" svg:x2="7.35cm" svg:y2="2.152cm" draw:start-shape="id1" draw:end-shape="id3">
          <text:p/>
        </draw:connector>
        <draw:ellipse draw:style-name="gr1" draw:text-style-name="P2" draw:id="id4" draw:layer="layout" svg:width="3.81cm" svg:height="1.905cm" svg:x="7.35cm" svg:y="3.305cm">
          <text:p text:style-name="P1">EgoStore</text:p>
        </draw:ellipse>
        <draw:connector draw:style-name="gr2" draw:text-style-name="P2" draw:layer="layout" draw:type="curve" svg:x1="4.81cm" svg:y1="1.952cm" svg:x2="7.35cm" svg:y2="4.257cm" draw:start-shape="id1" draw:end-shape="id4">
          <text:p/>
        </draw:connector>
        <draw:ellipse draw:style-name="gr1" draw:text-style-name="P2" draw:id="id5" draw:layer="layout" svg:width="3.81cm" svg:height="1.905cm" svg:x="7.35cm" svg:y="7.65cm">
          <text:p text:style-name="P1">Interview</text:p>
        </draw:ellipse>
        <draw:connector draw:style-name="gr2" draw:text-style-name="P2" draw:layer="layout" draw:type="curve" svg:x1="4.81cm" svg:y1="1.952cm" svg:x2="7.35cm" svg:y2="8.602cm" draw:start-shape="id1" draw:end-shape="id5">
          <text:p/>
        </draw:connector>
        <draw:ellipse draw:style-name="gr1" draw:text-style-name="P2" draw:id="id6" draw:layer="layout" svg:width="3.81cm" svg:height="1.905cm" svg:x="12.43cm" svg:y="4.81cm">
          <text:p text:style-name="P1">ViewInterview</text:p>
          <text:p text:style-name="P1">Panel</text:p>
        </draw:ellipse>
        <draw:connector draw:style-name="gr2" draw:text-style-name="P2" draw:layer="layout" draw:type="curve" svg:x1="11.16cm" svg:y1="6.397cm" svg:x2="12.43cm" svg:y2="5.762cm" draw:start-shape="id2" draw:start-glue-point="1" draw:end-shape="id6">
          <text:p/>
        </draw:connector>
        <draw:ellipse draw:style-name="gr1" draw:text-style-name="P2" draw:id="id7" draw:layer="layout" svg:width="3.81cm" svg:height="1.905cm" svg:x="17.51cm" svg:y="4.81cm">
          <text:p text:style-name="P1">GraphPanel</text:p>
        </draw:ellipse>
        <draw:connector draw:style-name="gr2" draw:text-style-name="P2" draw:layer="layout" draw:type="curve" svg:x1="16.24cm" svg:y1="5.762cm" svg:x2="17.51cm" svg:y2="5.762cm" draw:start-shape="id6" draw:start-glue-point="1" draw:end-shape="id7">
          <text:p/>
        </draw:connector>
        <draw:ellipse draw:style-name="gr1" draw:text-style-name="P2" draw:id="id8" draw:layer="layout" svg:width="3.81cm" svg:height="1.905cm" svg:x="17.51cm" svg:y="7.35cm">
          <text:p text:style-name="P1">GraphRenderer</text:p>
        </draw:ellipse>
        <draw:connector draw:style-name="gr2" draw:text-style-name="P2" draw:layer="layout" draw:type="curve" svg:x1="21.32cm" svg:y1="5.762cm" svg:x2="21.32cm" svg:y2="8.302cm" draw:start-shape="id7" draw:end-shape="id8" draw:end-glue-point="1">
          <text:p/>
        </draw:connector>
        <draw:ellipse draw:style-name="gr1" draw:text-style-name="P2" draw:id="id9" draw:layer="layout" svg:width="3.81cm" svg:height="1.905cm" svg:x="17.51cm" svg:y="9.89cm">
          <text:p text:style-name="P1">GraphSettings</text:p>
        </draw:ellipse>
        <draw:connector draw:style-name="gr2" draw:text-style-name="P2" draw:layer="layout" draw:type="curve" svg:x1="21.32cm" svg:y1="8.302cm" svg:x2="21.32cm" svg:y2="10.842cm" draw:start-shape="id8" draw:end-shape="id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Martin Smith</meta:initial-creator>
    <meta:creation-date>2008-05-19T21:15:36</meta:creation-date>
    <dc:creator>Martin Smith</dc:creator>
    <dc:date>2008-05-19T22:16:31</dc:date>
    <dc:language>en-US</dc:language>
    <meta:editing-cycles>2</meta:editing-cycles>
    <meta:editing-duration>PT13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